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>
      <loext:graphic-properties draw:fill="solid" draw:fill-color="#999999"/>
    </style:style>
    <style:style style:name="P6" style:family="paragraph">
      <style:paragraph-properties fo:margin-top="0.42cm" fo:margin-bottom="0.349cm"/>
      <style:text-properties fo:font-size="10pt" style:font-size-asian="10pt" style:font-size-complex="10pt"/>
    </style:style>
    <style:style style:name="P7" style:family="paragraph">
      <loext:graphic-properties draw:fill="solid" draw:fill-color="#999999"/>
      <style:paragraph-properties fo:margin-top="0.42cm" fo:margin-bottom="0.349cm"/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solid" draw:fill-color="#999999" fo:min-height="2.6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999999" fo:min-height="1.79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999999" fo:min-height="2.3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999999" fo:min-height="4.08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999999" fo:min-height="0.86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solid" draw:fill-color="#999999" fo:min-height="1.08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stgreSQL Setup Guide for Salary Calculator Application</text:h>
      <text:h text:style-name="Heading_20_2" text:outline-level="2">1. Install PostgreSQL</text:h>
      <text:p text:style-name="Text_20_body">First, you need to install PostgreSQL on your system if you haven't already.</text:p>
      <text:list text:style-name="L1">
        <text:list-item>
          <text:p text:style-name="P2"><text:span text:style-name="Strong_20_Emphasis">Windows</text:span>: Download the installer from the official PostgreSQL website and run it. </text:p>
        </text:list-item>
        <text:list-item>
          <text:p text:style-name="P2"><text:span text:style-name="Strong_20_Emphasis">macOS</text:span>: Use Homebrew with the command <text:span text:style-name="Source_20_Text">brew install postgresql</text:span>. </text:p>
        </text:list-item>
        <text:list-item>
          <text:p text:style-name="P1"><text:span text:style-name="Strong_20_Emphasis">Linux</text:span>: Use your distribution's package manager, e.g., <text:span text:style-name="Source_20_Text">sudo apt-get install postgresql</text:span> for Ubuntu. </text:p>
        </text:list-item>
      </text:list>
      <text:h text:style-name="Heading_20_2" text:outline-level="2">2. Start PostgreSQL Service</text:h>
      <text:p text:style-name="Text_20_body">Ensure the PostgreSQL service is running:</text:p>
      <text:list text:style-name="L2">
        <text:list-item>
          <text:p text:style-name="P4"><text:span text:style-name="Strong_20_Emphasis">Windows</text:span>: The installer typically sets up PostgreSQL as a service that starts automatically. </text:p>
        </text:list-item>
        <text:list-item>
          <text:p text:style-name="P4"><text:span text:style-name="Strong_20_Emphasis">macOS</text:span>: Run <text:span text:style-name="Source_20_Text">brew services start postgresql</text:span>. </text:p>
        </text:list-item>
        <text:list-item>
          <text:p text:style-name="P3"><text:span text:style-name="Strong_20_Emphasis">Linux</text:span>: Use <text:span text:style-name="Source_20_Text">sudo systemctl start postgresql</text:span>. </text:p>
        </text:list-item>
      </text:list>
      <text:h text:style-name="Heading_20_2" text:outline-level="2">3. Access PostgreSQL</text:h>
      <text:p text:style-name="Text_20_body">Open a terminal or command prompt and access the PostgreSQL command-line interface:</text:p>
      <text:p text:style-name="Standard"><draw:frame text:anchor-type="paragraph" draw:z-index="0" draw:name="Text Frame 1" draw:style-name="gr6" draw:text-style-name="P5" svg:width="15.929cm" svg:height="1.086cm" svg:x="0.095cm" svg:y="0.09cm"><draw:text-box><text:p>psql -U postgres</text:p></draw:text-box></draw:frame></text:p>
      <text:p text:style-name="Standard"/>
      <text:p text:style-name="Standard"/>
      <text:p text:style-name="Standard"/>
      <text:p text:style-name="Text_20_body">You might be prompted for the password you set during installation.</text:p>
      <text:h text:style-name="Heading_20_2" text:outline-level="2">4. Create a New Database</text:h>
      <text:p text:style-name="Text_20_body">Create a new database for your salary calculator application:</text:p>
      <text:p text:style-name="Standard"><draw:frame text:anchor-type="paragraph" draw:z-index="1" draw:name="Text Frame 2" draw:style-name="gr6" draw:text-style-name="P5" svg:width="15.929cm" svg:height="1.086cm" svg:x="0.016cm" svg:y="0.051cm"><draw:text-box><text:p text:style-name="P6">CREATE DATABASE salary_db; </text:p></draw:text-box></draw:frame></text:p>
      <text:p text:style-name="Standard"/>
      <text:p text:style-name="Standard"/>
      <text:h text:style-name="Heading_20_2" text:outline-level="2">5. Connect to the New Database</text:h>
      <text:p text:style-name="Text_20_body">Connect to the newly created database:</text:p>
      <text:p text:style-name="Standard"><draw:frame text:anchor-type="paragraph" draw:z-index="2" draw:name="Text Frame 3" draw:style-name="gr6" draw:text-style-name="P5" svg:width="15.929cm" svg:height="1.086cm" svg:x="0.042cm" svg:y="0.088cm"><draw:text-box><text:p>psql -U postgres</text:p></draw:text-box></draw:frame></text:p>
      <text:p text:style-name="Standard"/>
      <text:p text:style-name="Standard"/>
      <text:h text:style-name="Heading_20_2" text:outline-level="2"><text:soft-page-break/></text:h>
      <text:h text:style-name="Heading_20_2" text:outline-level="2">6. Create the Salaries Table</text:h>
      <text:p text:style-name="Text_20_body">Create the table to store salary information:</text:p>
      <text:h text:style-name="Heading_20_2" text:outline-level="2"><draw:frame text:anchor-type="paragraph" draw:z-index="3" draw:name="Text Frame 4" draw:style-name="gr5" draw:text-style-name="P7" svg:width="15.929cm" svg:height="4.536cm" svg:x="0.122cm" svg:y="0.021cm"><draw:text-box><text:p text:style-name="P6">CREATE TABLE salaries ( </text:p><text:p text:style-name="P6">id SERIAL PRIMARY KEY, </text:p><text:p text:style-name="P6">employee_name VARCHAR(100), </text:p><text:p text:style-name="P6">month VARCHAR(20), </text:p><text:p text:style-name="P6">salary NUMERIC(10, 2) </text:p><text:p text:style-name="P6">); </text:p></draw:text-box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7. Create a New User (Optional but Recommended)</text:h>
      <text:p text:style-name="Text_20_body">It's a good practice to create a specific user for your application instead of using the default postgres superuser:</text:p>
      <text:p text:style-name="Standard"><draw:frame text:anchor-type="paragraph" draw:z-index="7" draw:name="Text Frame 8" draw:style-name="gr1" draw:text-style-name="P5" svg:width="15.929cm" svg:height="2.664cm" svg:x="0.148cm" svg:y="-0.277cm"><draw:text-box><text:p>CREATE USER salary_app_user WITH PASSWORD 'your_secure_password';</text:p><text:p>GRANT ALL PRIVILEGES ON DATABASE salary_db TO salary_app_user;</text:p><text:p>GRANT ALL PRIVILEGES ON ALL TABLES IN SCHEMA public TO salary_app_user;</text:p><text:p>GRANT ALL PRIVILEGES ON ALL SEQUENCES IN SCHEMA public TO salary_app_user;</text:p></draw:text-box></draw:frame></text:p>
      <text:h text:style-name="Heading_20_2" text:outline-level="2"/>
      <text:h text:style-name="Heading_20_2" text:outline-level="2"/>
      <text:h text:style-name="Heading_20_2" text:outline-level="2">8. Configure Database Connection in Your Java Application</text:h>
      <text:p text:style-name="Text_20_body">Update your Java application's database connection details:</text:p>
      <text:p text:style-name="Standard"><draw:frame text:anchor-type="paragraph" draw:z-index="6" draw:name="Text Frame 7" draw:style-name="gr2" draw:text-style-name="P5" svg:width="15.929cm" svg:height="1.795cm" svg:x="0.122cm" svg:y="-0.086cm"><draw:text-box><text:p>private static final String DB_URL = "jdbc:postgresql://localhost:5432/salary_db";</text:p><text:p>private static final String DB_USER = "salary_app_user";</text:p><text:p>private static final String DB_PASSWORD = "your_secure_password";</text:p></draw:text-box></draw:frame></text:p>
      <text:p text:style-name="Standard"/>
      <text:h text:style-name="Heading_20_2" text:outline-level="2"/>
      <text:h text:style-name="Heading_20_2" text:outline-level="2">9. Install JDBC Driver</text:h>
      <text:p text:style-name="Text_20_body">Ensure you have the PostgreSQL JDBC driver in your Java project. If you're using Maven, add this to your pom.xml:</text:p>
      <text:p text:style-name="Standard"><draw:frame text:anchor-type="paragraph" draw:z-index="5" draw:name="Text Frame 6" draw:style-name="gr3" draw:text-style-name="P5" svg:width="15.929cm" svg:height="2.437cm" svg:x="0.069cm" svg:y="-0.183cm"><draw:text-box><text:p>&lt;dependency&gt;</text:p><text:p><text:s text:c="4"/>&lt;groupId&gt;org.postgresql&lt;/groupId&gt;</text:p><text:p><text:s text:c="4"/>&lt;artifactId&gt;postgresql&lt;/artifactId&gt;</text:p><text:p><text:s text:c="4"/>&lt;version&gt;42.2.23&lt;/version&gt;</text:p><text:p>&lt;/dependency&gt;</text:p></draw:text-box></draw:frame></text:p>
      <text:p text:style-name="Standard"/>
      <text:p text:style-name="Text_20_body"/>
      <text:p text:style-name="Text_20_body"/>
      <text:p text:style-name="Text_20_body">Or download the .jar file from the official PostgreSQL website and add it to your project's classpath.</text:p>
      <text:h text:style-name="Heading_20_2" text:outline-level="2"><text:soft-page-break/>10. Test the Connection</text:h>
      <text:p text:style-name="Text_20_body">You can test the connection in your Java application using a simple method:</text:p>
      <text:p text:style-name="Standard"><draw:frame text:anchor-type="paragraph" draw:z-index="4" draw:name="Text Frame 5" draw:style-name="gr4" draw:text-style-name="P7" svg:width="17.269cm" svg:height="5.361cm" svg:x="0.104cm" svg:y="-0.041cm"><draw:text-box><text:p text:style-name="P6">public static void testConnection() { </text:p><text:p text:style-name="P6">try (Connection conn = DriverManager.getConnection(DB_URL, DB_USER, DB_PASSWORD)){ </text:p><text:p text:style-name="P6">System.out.println("Connected to the PostgreSQL server successfully."); </text:p><text:p text:style-name="P6">} catch (SQLException e) { </text:p><text:p text:style-name="P6">System.out.println(e.getMessage());</text:p><text:p text:style-name="P6"><text:s/>} </text:p><text:p text:style-name="P6">}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ll this method in your main function to verify the connection works before proceeding with the rest of your application development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23:45:05.510000000</meta:creation-date>
    <dc:date>2024-08-27T23:55:18.430000000</dc:date>
    <meta:editing-duration>PT10M13S</meta:editing-duration>
    <meta:editing-cycles>1</meta:editing-cycles>
    <meta:document-statistic meta:table-count="0" meta:image-count="0" meta:object-count="0" meta:page-count="3" meta:paragraph-count="30" meta:word-count="283" meta:character-count="1792" meta:non-whitespace-character-count="1538"/>
    <meta:generator>LibreOffice/24.2.0.3$Windows_X86_64 LibreOffice_project/da48488a73ddd66ea24cf16bbc4f7b9c08e9bea1</meta:generator>
  </office:meta>
</office:document-meta>
</file>